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style:font-name="Liberation Serif" officeooo:rsid="004995eb" officeooo:paragraph-rsid="004995eb"/>
    </style:style>
    <style:style style:name="P3" style:family="paragraph" style:parent-style-name="Text_20_body">
      <style:text-properties style:font-name="Liberation Serif" officeooo:rsid="003b1533" officeooo:paragraph-rsid="003b1533"/>
    </style:style>
    <style:style style:name="P4" style:family="paragraph" style:parent-style-name="Text_20_body">
      <style:text-properties officeooo:rsid="003b1533" officeooo:paragraph-rsid="003cf68d"/>
    </style:style>
    <style:style style:name="P5" style:family="paragraph" style:parent-style-name="Text_20_body">
      <style:text-properties officeooo:rsid="004e0683" officeooo:paragraph-rsid="004e0683"/>
    </style:style>
    <style:style style:name="P6" style:family="paragraph" style:parent-style-name="Subtitle">
      <style:text-properties style:font-name="Liberation Serif"/>
    </style:style>
    <style:style style:name="P7" style:family="paragraph" style:parent-style-name="Text_20_body">
      <style:text-properties style:font-name="Liberation Serif" officeooo:rsid="003cf68d" officeooo:paragraph-rsid="003cf68d"/>
    </style:style>
    <style:style style:name="P8" style:family="paragraph" style:parent-style-name="Text_20_body" style:list-style-name="L1">
      <style:text-properties officeooo:rsid="004e0683" officeooo:paragraph-rsid="004e0683"/>
    </style:style>
    <style:style style:name="P9" style:family="paragraph" style:parent-style-name="Heading_20_1">
      <style:text-properties style:font-name="Liberation Serif" officeooo:rsid="003b1533" officeooo:paragraph-rsid="003b1533"/>
    </style:style>
    <style:style style:name="T1" style:family="text">
      <style:text-properties officeooo:rsid="00479e66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3cf68d"/>
    </style:style>
    <style:style style:name="T4" style:family="text">
      <style:text-properties style:font-name="Liberation Serif" officeooo:rsid="004e0683"/>
    </style:style>
    <style:style style:name="T5" style:family="text">
      <style:text-properties style:font-name="Liberation Serif" officeooo:rsid="004e709f"/>
    </style:style>
    <style:style style:name="T6" style:family="text">
      <style:text-properties officeooo:rsid="004e06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3Bucket: odimh5_archive</text:p>
      <text:p text:style-name="P6"><text:date style:data-style-name="N37" text:date-value="2016-11-09T14:12:29.088864843">09/11/16</text:date> </text:p>
      <text:h text:style-name="P9" text:outline-level="1">Summary</text:h>
      <text:p text:style-name="P3">Contains both historical and realtime odim<text:span text:style-name="T6">h5 radar volumes</text:span> from the national network in <text:span text:style-name="T6">simple directory structure</text:span>. <text:span text:style-name="T6">Odimh5 files are generated from data in the rapic format (propriety BoM format). Files which fail the rapic_to_odim conversion utility (provided by bom on </text:span><text:a xlink:type="simple" xlink:href="https://github.com/bom-radar" text:style-name="Internet_20_link" text:visited-style-name="Visited_20_Internet_20_Link"><text:span text:style-name="T6">github</text:span></text:a><text:span text:style-name="T6">) are saved in the broken_vols bucket under radar_id. Bucket detailed index is stored in wxradar-odimh5-index (dynamodb).</text:span></text:p>
      <text:h text:style-name="P9" text:outline-level="1">Structure</text:h>
      <text:p text:style-name="P3"><text:s/>s3://roames-wx-archive/odimh5_archive/ID/yyyy/mm/dd/<text:span text:style-name="T1">ID_yyyymmdd_HHMMSS.h5</text:span></text:p>
      <text:p text:style-name="P4"><text:span text:style-name="T2"><text:s/>s3://roames-wx-archive/odimh5_archive/</text:span><text:span text:style-name="T3">broken_vols/ID/ID_yyyymmdd_HHMMSS.rapic</text:span></text:p>
      <text:p text:style-name="P7"/>
      <text:p text:style-name="P5"><text:span text:style-name="T3">W</text:span><text:span text:style-name="T2">here:</text:span></text:p>
      <text:list xml:id="list7009039667659879297" text:style-name="L1">
        <text:list-item>
          <text:p text:style-name="P8"><text:span text:style-name="T2">ID is the two digit Australian radar ID (e.g., 66 is Brisbane – Mt Stapylton radar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1-09T14:12:28.894268379</dc:date>
    <meta:editing-duration>PT6H37M44S</meta:editing-duration>
    <meta:editing-cycles>38</meta:editing-cycles>
    <meta:generator>LibreOffice/5.1.6.1.0$Linux_X86_64 LibreOffice_project/10$Build-1</meta:generator>
    <meta:print-date>2016-09-09T13:44:58.029916611</meta:print-date>
    <meta:document-statistic meta:table-count="0" meta:image-count="0" meta:object-count="0" meta:page-count="1" meta:paragraph-count="10" meta:word-count="84" meta:character-count="692" meta:non-whitespace-character-count="617"/>
  </office:meta>
</office:document-meta>
</file>